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1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F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7mm" svg:height="9.52mm" svg:x="41.89mm" svg:y="8.2mm" draw:caption-point-x="-4.07mm" draw:caption-point-y="-8.1mm">
              <dc:date>2017-01-18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1" office:value-type="string" calcext:value-type="string">
            <office:annotation draw:style-name="gr1" draw:text-style-name="P2" svg:width="127mm" svg:height="9.52mm" svg:x="73.64mm" svg:y="8.2mm" draw:caption-point-x="-4.07mm" draw:caption-point-y="-8.1mm">
              <dc:date>2017-01-18T00:00:00</dc:date>
              <text:p text:style-name="P1"><text:span text:style-name="T1">Código de la cabecera asociada</text:span></text:p>
            </office:annotation>
            <text:p>codigo_cabecera</text:p>
          </table:table-cell>
          <table:table-cell table:style-name="ce1" office:value-type="string" calcext:value-type="string">
            <office:annotation draw:style-name="gr2" draw:text-style-name="P2" svg:width="127mm" svg:height="10.29mm" svg:x="105.39mm" svg:y="7.82mm" draw:caption-point-x="-4.07mm" draw:caption-point-y="-7.72mm">
              <dc:date>2017-01-18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3" draw:text-style-name="P2" svg:width="127mm" svg:height="225.57mm" svg:x="137.14mm" svg:y="0mm" draw:caption-point-x="-4.07mm" draw:caption-point-y="0.1mm">
              <dc:date>2017-01-18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4" draw:text-style-name="P2" svg:width="127mm" svg:height="117.93mm" svg:x="168.89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1" office:value-type="string" calcext:value-type="string">
            <office:annotation draw:style-name="gr4" draw:text-style-name="P2" svg:width="127mm" svg:height="117.93mm" svg:x="200.64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id_urbanizacion</text:p>
          </table:table-cell>
          <table:table-cell table:style-name="ce1" office:value-type="string" calcext:value-type="string">
            <office:annotation draw:style-name="gr2" draw:text-style-name="P2" svg:width="127mm" svg:height="10.29mm" svg:x="232.39mm" svg:y="7.82mm" draw:caption-point-x="-4.07mm" draw:caption-point-y="-7.72mm">
              <dc:date>2017-01-18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1" office:value-type="string" calcext:value-type="string">
            <office:annotation draw:style-name="gr1" draw:text-style-name="P2" svg:width="127mm" svg:height="9.52mm" svg:x="269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del Master EOC</text:p>
          </table:table-cell>
          <table:table-cell table:style-name="ce1" office:value-type="string" calcext:value-type="string">
            <office:annotation draw:style-name="gr1" draw:text-style-name="P2" svg:width="127mm" svg:height="9.52mm" svg:x="300.9mm" svg:y="8.2mm" draw:caption-point-x="-4.07mm" draw:caption-point-y="-8.1mm">
              <dc:date>2017-01-18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1" office:value-type="string" calcext:value-type="string">
            <office:annotation draw:style-name="gr1" draw:text-style-name="P2" svg:width="127mm" svg:height="9.52mm" svg:x="332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office:annotation draw:style-name="gr1" draw:text-style-name="P2" svg:width="127mm" svg:height="9.52mm" svg:x="396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office:annotation draw:style-name="gr1" draw:text-style-name="P2" svg:width="127mm" svg:height="9.52mm" svg:x="459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-CPE</text:p>
          </table:table-cell>
          <table:table-cell table:style-name="ce2" office:value-type="string" calcext:value-type="string">
            <office:annotation draw:style-name="gr1" draw:text-style-name="P2" svg:width="127mm" svg:height="9.52mm" svg:x="491.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office:annotation draw:style-name="gr1" draw:text-style-name="P2" svg:width="127mm" svg:height="9.52mm" svg:x="650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office:annotation draw:style-name="gr1" draw:text-style-name="P2" svg:width="127mm" svg:height="9.52mm" svg:x="713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1" office:value-type="string" calcext:value-type="string">
            <office:annotation draw:style-name="gr2" draw:text-style-name="P2" svg:width="127mm" svg:height="10.29mm" svg:x="745.4mm" svg:y="7.82mm" draw:caption-point-x="-4.07mm" draw:caption-point-y="-7.72mm">
              <dc:date>2017-01-18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office:annotation draw:style-name="gr1" draw:text-style-name="P2" svg:width="127mm" svg:height="9.52mm" svg:x="840.65mm" svg:y="8.2mm" draw:caption-point-x="-4.07mm" draw:caption-point-y="-8.1mm">
              <dc:date>2017-01-18T00:00:00</dc:date>
              <text:p text:style-name="P1"><text:span text:style-name="T1">Alfanumérico sin puntos ni doble punto (. o :) en MINUSCULAS</text:span></text:p>
            </office:annotation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d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203f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f9b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be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421f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751aa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0bfd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4a4eb</text:p>
          </table:table-cell>
          <table:table-cell table:number-columns-repeated="998"/>
        </table:table-row>
        <table:table-row table:style-name="ro1" table:number-rows-repeated="83"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5"/>
          <table:table-cell table:style-name="ce2" table:number-columns-repeated="4"/>
          <table:table-cell table:number-columns-repeated="997"/>
        </table:table-row>
        <table:table-row table:style-name="ro2" table:number-rows-repeated="1048362">
          <table:table-cell table:number-columns-repeated="1024"/>
        </table:table-row>
        <table:table-row table:style-name="ro3" table:number-rows-repeated="1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currency-style>
    <number:currency-style style:name="N2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9P0"/>
    </number:currency-style>
    <number:currency-style style:name="N2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1P0"/>
    </number:currency-style>
    <number:currency-style style:name="N2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2P0"/>
    </number:currency-style>
    <number:date-style style:name="N2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20114" number:language="es" number:country="CO">
      <number:day number:style="long"/>
      <number:text>-</number:text>
      <number:month number:textual="true"/>
    </number:date-style>
    <number:date-style style:name="N20115" number:language="es" number:country="CO">
      <number:month number:textual="true"/>
      <number:text>-</number:text>
      <number:year/>
    </number:date-style>
    <number:date-style style:name="N2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2P0"/>
    </number:number-style>
    <number:number-style style:name="N2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6P2" style:volatile="true" number:language="es" number:country="CO">
      <loext:fill-character> </loext:fill-character>
      <number:text>- </number:text>
    </number:number-style>
    <number:text-style style:name="N20126" number:language="es" number:country="CO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currency-style style:name="N2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20130" number:language="es" number:country="CO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4" number:language="es" number:country="CO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currency-style style:name="N2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8" number:language="es" number:country="CO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4:35:22.220742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23T14:35:36.361304636</dc:date>
    <meta:editing-duration>PT2H40M52S</meta:editing-duration>
    <meta:editing-cycles>26</meta:editing-cycles>
    <meta:generator>LibreOffice/5.1.4.2$Linux_X86_64 LibreOffice_project/10m0$Build-2</meta:generator>
    <meta:document-statistic meta:table-count="1" meta:cell-count="252" meta:object-count="0"/>
  </office:meta>
</office:document-meta>
</file>